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PCSocketOpen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RPCSocketOpener.openSocket( String host , int port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RPCSocketOpener.XMLRPCSocketOpener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PCSocketOpener.ge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